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63a" officeooo:paragraph-rsid="0010363a"/>
    </style:style>
    <style:style style:name="P2" style:family="paragraph" style:parent-style-name="Standard">
      <style:text-properties officeooo:paragraph-rsid="0010363a"/>
    </style:style>
    <style:style style:name="T1" style:family="text">
      <style:text-properties officeooo:rsid="00103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51;</text:p>
      <text:p text:style-name="P1"/>
      <text:p text:style-name="P1">1-select * <text:s/>from employees order by salary desc limit 1 ;select *, max(salary) from employees;</text:p>
      <text:p text:style-name="P1">2-select * from employees group by salary order by salary desc limit 1,1;</text:p>
      <text:p text:style-name="P1">3-select E.employee_id,concat(E.first_name,' ', <text:s/>E.last_name) as "employee name", <text:s/>E.manager_id , concat(M.first_name,' ',M.last_name)as "manager name" <text:s text:c="2"/>from employees <text:s/>E join employees <text:s/>M on E.manager_id= <text:s/>M.employee_id limit 7;</text:p>
      <text:p text:style-name="P1">4-select M.employee_id ,M.first_name , count(*) as c <text:s/>from employees E join <text:s/>employees M on E.manager_id = M.employee_id group by E.manager_id <text:s text:c="2"/>;</text:p>
      <text:p text:style-name="P1"/>
      <text:p text:style-name="P1">5- select * <text:s/>from employees where month(hire_date)=9 ;</text:p>
      <text:p text:style-name="P1"/>
      <text:p text:style-name="P1">6- select D.department_id,D.department_name, D.location_id , min(salary) from departments D <text:s/>join employees M on M.department_id= D.department_id group by D.department_id ;</text:p>
      <text:p text:style-name="P1"/>
      <text:p text:style-name="P1">7-select D.department_id,D.department_name, D.location_id ,round( <text:s/>avg(salary),2) from departments D <text:s/>join employees M on M.department_id= D.department_id group by D.department_id ;</text:p>
      <text:p text:style-name="P1"/>
      <text:p text:style-name="P1">8-select count(*) from departments D <text:s/>join employees M on M.department_id= D.department_id where D.department_name = "Shipping" and M.salary between 2000 and 5000 ;</text:p>
      <text:p text:style-name="P1"/>
      <text:p text:style-name="P1">9-select <text:s/>*,count(*) <text:s text:c="2"/>from departments D join employees E <text:s/>on D.department_id = E.department_id and D.department_id=60 <text:s/>group by job_id having count(*)&lt;3 ;</text:p>
      <text:p text:style-name="P1"/>
      <text:p text:style-name="P2"><text:span text:style-name="T1">10-</text:span>select year(hire_date ) as year, count(*) from employees <text:s/>group by year <text:s text:c="2"/>;</text:p>
      <text:p text:style-name="P1"/>
      <text:p text:style-name="P1"/>
      <text:p text:style-name="P1">11-select E.employee_id,concat(E.first_name,' ', <text:s/>E.last_name) as "employee name", <text:s/>E.manager_id , concat(M.first_name,' ',M.last_name)as "manager name" <text:s text:c="2"/>from employees <text:s/>E join employees <text:s/>M on E.manager_id= <text:s/>M.employee_id and M.first_name like "%Den%" ;</text:p>
      <text:p text:style-name="P1"/>
      <text:p text:style-name="P1">12-select * from employees where manager_id is null <text:s/>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23:31.049772685</meta:creation-date>
    <dc:date>2023-11-08T15:22:33.840534139</dc:date>
    <meta:editing-duration>PT6H59M5S</meta:editing-duration>
    <meta:editing-cycles>1</meta:editing-cycles>
    <meta:document-statistic meta:table-count="0" meta:image-count="0" meta:object-count="0" meta:page-count="1" meta:paragraph-count="13" meta:word-count="210" meta:character-count="1663" meta:non-whitespace-character-count="1433"/>
    <meta:generator>LibreOffice/7.4.2.3$Linux_X86_64 LibreOffice_project/40$Build-3</meta:generator>
  </office:meta>
</office:document-meta>
</file>